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phil schacht 2010 Contest 300, Primary 'free' second fligh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aurie Ramirez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30.5">
            <text:p>530.5</text:p>
          </table:table-cell>
          <table:table-cell office:value-type="float" office:value="2">
            <text:p>2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4]-[.E4])*([.C4]-[.E4])" office:value-type="float" office:value="1">
            <text:p>1</text:p>
          </table:table-cell>
          <table:table-cell table:formula="of:=+[.E4]*[.E4]" office:value-type="float" office:value="1">
            <text:p>1</text:p>
          </table:table-cell>
          <table:table-cell table:formula="of:=+[.C4]*[.C4]" office:value-type="float" office:value="4">
            <text:p>4</text:p>
          </table:table-cell>
          <table:table-cell table:formula="of:=+[.C4]*[.E4]" office:value-type="float" office:value="2">
            <text:p>2</text:p>
          </table:table-cell>
          <table:table-cell table:formula="of:=ABS([.C4]-[.E4])*ABS([.B4]-[.D4])/[.D4]" office:value-type="float" office:value="0.0398190045248869">
            <text:p>0.0398190045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13.5">
            <text:p>513.5</text:p>
          </table:table-cell>
          <table:table-cell office:value-type="float" office:value="5">
            <text:p>5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5]-[.E5])*([.C5]-[.E5])" office:value-type="float" office:value="9">
            <text:p>9</text:p>
          </table:table-cell>
          <table:table-cell table:formula="of:=+[.E5]*[.E5]" office:value-type="float" office:value="4">
            <text:p>4</text:p>
          </table:table-cell>
          <table:table-cell table:formula="of:=+[.C5]*[.C5]" office:value-type="float" office:value="25">
            <text:p>25</text:p>
          </table:table-cell>
          <table:table-cell table:formula="of:=+[.C5]*[.E5]" office:value-type="float" office:value="10">
            <text:p>10</text:p>
          </table:table-cell>
          <table:table-cell table:formula="of:=ABS([.C5]-[.E5])*ABS([.B5]-[.D5])/[.D5]" office:value-type="float" office:value="0.0950405430888174">
            <text:p>0.0950405431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34.5">
            <text:p>534.5</text:p>
          </table:table-cell>
          <table:table-cell office:value-type="float" office:value="1">
            <text:p>1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6]-[.E6])*([.C6]-[.E6])" office:value-type="float" office:value="4">
            <text:p>4</text:p>
          </table:table-cell>
          <table:table-cell table:formula="of:=+[.E6]*[.E6]" office:value-type="float" office:value="9">
            <text:p>9</text:p>
          </table:table-cell>
          <table:table-cell table:formula="of:=+[.C6]*[.C6]" office:value-type="float" office:value="1">
            <text:p>1</text:p>
          </table:table-cell>
          <table:table-cell table:formula="of:=+[.C6]*[.E6]" office:value-type="float" office:value="3">
            <text:p>3</text:p>
          </table:table-cell>
          <table:table-cell table:formula="of:=ABS([.C6]-[.E6])*ABS([.B6]-[.D6])/[.D6]" office:value-type="float" office:value="0.0334791706296365">
            <text:p>0.0334791706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527.5">
            <text:p>527.5</text:p>
          </table:table-cell>
          <table:table-cell office:value-type="float" office:value="3">
            <text:p>3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7]-[.E7])*([.C7]-[.E7])" office:value-type="float" office:value="1">
            <text:p>1</text:p>
          </table:table-cell>
          <table:table-cell table:formula="of:=+[.E7]*[.E7]" office:value-type="float" office:value="16">
            <text:p>16</text:p>
          </table:table-cell>
          <table:table-cell table:formula="of:=+[.C7]*[.C7]" office:value-type="float" office:value="9">
            <text:p>9</text:p>
          </table:table-cell>
          <table:table-cell table:formula="of:=+[.C7]*[.E7]" office:value-type="float" office:value="12">
            <text:p>12</text:p>
          </table:table-cell>
          <table:table-cell table:formula="of:=ABS([.C7]-[.E7])*ABS([.B7]-[.D7])/[.D7]" office:value-type="float" office:value="0.00976263399693726">
            <text:p>0.009762634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8]-[.E8])*([.C8]-[.E8])" office:value-type="float" office:value="1">
            <text:p>1</text:p>
          </table:table-cell>
          <table:table-cell table:formula="of:=+[.E8]*[.E8]" office:value-type="float" office:value="25">
            <text:p>25</text:p>
          </table:table-cell>
          <table:table-cell table:formula="of:=+[.C8]*[.C8]" office:value-type="float" office:value="16">
            <text:p>16</text:p>
          </table:table-cell>
          <table:table-cell table:formula="of:=+[.C8]*[.E8]" office:value-type="float" office:value="20">
            <text:p>20</text:p>
          </table:table-cell>
          <table:table-cell table:formula="of:=ABS([.C8]-[.E8])*ABS([.B8]-[.D8])/[.D8]" office:value-type="float" office:value="0.00385356454720617">
            <text:p>0.0038535645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482.3">
            <text:p>482.3</text:p>
          </table:table-cell>
          <table:table-cell office:value-type="float" office:value="6">
            <text:p>6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9]-[.E9])*([.C9]-[.E9])" office:value-type="float" office:value="0">
            <text:p>0</text:p>
          </table:table-cell>
          <table:table-cell table:formula="of:=+[.E9]*[.E9]" office:value-type="float" office:value="36">
            <text:p>36</text:p>
          </table:table-cell>
          <table:table-cell table:formula="of:=+[.C9]*[.C9]" office:value-type="float" office:value="36">
            <text:p>36</text:p>
          </table:table-cell>
          <table:table-cell table:formula="of:=+[.C9]*[.E9]" office:value-type="float" office:value="36">
            <text:p>36</text:p>
          </table:table-cell>
          <table:table-cell table:formula="of:=ABS([.C9]-[.E9])*ABS([.B9]-[.D9])/[.D9]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formula="of:=SUM([.F4:.F9])" office:value-type="float" office:value="16">
            <text:p>16</text:p>
          </table:table-cell>
          <table:table-cell table:style-name="ce1" table:formula="of:=SUM([.G4:.G9])" office:value-type="float" office:value="91">
            <text:p>91</text:p>
          </table:table-cell>
          <table:table-cell table:style-name="ce1" table:formula="of:=SUM([.H4:.H9])" office:value-type="float" office:value="91">
            <text:p>91</text:p>
          </table:table-cell>
          <table:table-cell table:style-name="ce1" table:formula="of:=SUM([.I4:.I9])" office:value-type="float" office:value="83">
            <text:p>83</text:p>
          </table:table-cell>
          <table:table-cell table:style-name="ce1" table:formula="of:=SUM([.J4:.J9])" office:value-type="float" office:value="0.181954916787484">
            <text:p>0.1819549168</text:p>
          </table:table-cell>
        </table:table-row>
        <table:table-row table:style-name="ro1">
          <table:table-cell table:number-columns-repeated="4"/>
          <table:table-cell office:value-type="string">
            <text:p>rho</text:p>
          </table:table-cell>
          <table:table-cell table:formula="of:=+1-(6 * [.F10]/([.E9]*([.E9]*[.E9]-1)))" office:value-type="float" office:value="0.542857142857143">
            <text:p>0.54285714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10]/SQRT([.G10]*[.H10])" office:value-type="float" office:value="0.912087912087912">
            <text:p>0.91208791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10]/(0.0057*[.E9]*[.E9]+0.1041*[.E9])" office:value-type="float" office:value="4.38551257622281">
            <text:p>4.3855125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14]-[.F15])/((([.E9] * [.E9]) - [.E9])/2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14]-[.F15])/([.F14]+[.F15])" office:value-type="float" office:value="0.466666666666667">
            <text:p>0.466666666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arty Flournoy</text:p>
          </table:table-cell>
          <table:table-cell office:value-type="string">
            <text:p>j_score</text:p>
          </table:table-cell>
          <table:table-cell office:value-type="string">
            <text:p>j_rank</text:p>
          </table:table-cell>
          <table:table-cell office:value-type="string">
            <text:p>p_score</text:p>
          </table:table-cell>
          <table:table-cell office:value-type="string">
            <text:p>p_rank</text:p>
          </table:table-cell>
          <table:table-cell office:value-type="string">
            <text:p>D^2</text:p>
          </table:table-cell>
          <table:table-cell office:value-type="string">
            <text:p>P^2</text:p>
          </table:table-cell>
          <table:table-cell office:value-type="string">
            <text:p>J^2</text:p>
          </table:table-cell>
          <table:table-cell office:value-type="string">
            <text:p>p*j</text:p>
          </table:table-cell>
          <table:table-cell office:value-type="string">
            <text:p>delta</text:p>
          </table:table-cell>
        </table:table-row>
        <table:table-row table:style-name="ro1">
          <table:table-cell office:value-type="string">
            <text:p>Davis</text:p>
          </table:table-cell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552.5">
            <text:p>552.5</text:p>
          </table:table-cell>
          <table:table-cell office:value-type="float" office:value="1">
            <text:p>1</text:p>
          </table:table-cell>
          <table:table-cell table:formula="of:=+([.C20]-[.E20])*([.C20]-[.E20])" office:value-type="float" office:value="0">
            <text:p>0</text:p>
          </table:table-cell>
          <table:table-cell table:formula="of:=+[.E20]*[.E20]" office:value-type="float" office:value="1">
            <text:p>1</text:p>
          </table:table-cell>
          <table:table-cell table:formula="of:=+[.C20]*[.C20]" office:value-type="float" office:value="1">
            <text:p>1</text:p>
          </table:table-cell>
          <table:table-cell table:formula="of:=+[.C20]*[.E20]" office:value-type="float" office:value="1">
            <text:p>1</text:p>
          </table:table-cell>
          <table:table-cell table:formula="of:=ABS([.C20]-[.E20])*ABS([.B20]-[.D20])/[.D20]" office:value-type="float" office:value="0">
            <text:p>0</text:p>
          </table:table-cell>
        </table:table-row>
        <table:table-row table:style-name="ro1">
          <table:table-cell office:value-type="string">
            <text:p>Riu</text:p>
          </table:table-cell>
          <table:table-cell office:value-type="float" office:value="540.5">
            <text:p>540.5</text:p>
          </table:table-cell>
          <table:table-cell office:value-type="float" office:value="2">
            <text:p>2</text:p>
          </table:table-cell>
          <table:table-cell office:value-type="float" office:value="530.3">
            <text:p>530.3</text:p>
          </table:table-cell>
          <table:table-cell office:value-type="float" office:value="2">
            <text:p>2</text:p>
          </table:table-cell>
          <table:table-cell table:formula="of:=+([.C21]-[.E21])*([.C21]-[.E21])" office:value-type="float" office:value="0">
            <text:p>0</text:p>
          </table:table-cell>
          <table:table-cell table:formula="of:=+[.E21]*[.E21]" office:value-type="float" office:value="4">
            <text:p>4</text:p>
          </table:table-cell>
          <table:table-cell table:formula="of:=+[.C21]*[.C21]" office:value-type="float" office:value="4">
            <text:p>4</text:p>
          </table:table-cell>
          <table:table-cell table:formula="of:=+[.C21]*[.E21]" office:value-type="float" office:value="4">
            <text:p>4</text:p>
          </table:table-cell>
          <table:table-cell table:formula="of:=ABS([.C21]-[.E21])*ABS([.B21]-[.D21])/[.D21]" office:value-type="float" office:value="0">
            <text:p>0</text:p>
          </table:table-cell>
        </table:table-row>
        <table:table-row table:style-name="ro1">
          <table:table-cell office:value-type="string">
            <text:p>Costello</text:p>
          </table:table-cell>
          <table:table-cell office:value-type="float" office:value="526">
            <text:p>526</text:p>
          </table:table-cell>
          <table:table-cell office:value-type="float" office:value="3">
            <text:p>3</text:p>
          </table:table-cell>
          <table:table-cell office:value-type="float" office:value="525.7">
            <text:p>525.7</text:p>
          </table:table-cell>
          <table:table-cell office:value-type="float" office:value="3">
            <text:p>3</text:p>
          </table:table-cell>
          <table:table-cell table:formula="of:=+([.C22]-[.E22])*([.C22]-[.E22])" office:value-type="float" office:value="0">
            <text:p>0</text:p>
          </table:table-cell>
          <table:table-cell table:formula="of:=+[.E22]*[.E22]" office:value-type="float" office:value="9">
            <text:p>9</text:p>
          </table:table-cell>
          <table:table-cell table:formula="of:=+[.C22]*[.C22]" office:value-type="float" office:value="9">
            <text:p>9</text:p>
          </table:table-cell>
          <table:table-cell table:formula="of:=+[.C22]*[.E22]" office:value-type="float" office:value="9">
            <text:p>9</text:p>
          </table:table-cell>
          <table:table-cell table:formula="of:=ABS([.C22]-[.E22])*ABS([.B22]-[.D22])/[.D22]" office:value-type="float" office:value="0">
            <text:p>0</text:p>
          </table:table-cell>
        </table:table-row>
        <table:table-row table:style-name="ro1">
          <table:table-cell office:value-type="string">
            <text:p>Bouchenot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522.4">
            <text:p>522.4</text:p>
          </table:table-cell>
          <table:table-cell office:value-type="float" office:value="4">
            <text:p>4</text:p>
          </table:table-cell>
          <table:table-cell table:formula="of:=+([.C23]-[.E23])*([.C23]-[.E23])" office:value-type="float" office:value="4">
            <text:p>4</text:p>
          </table:table-cell>
          <table:table-cell table:formula="of:=+[.E23]*[.E23]" office:value-type="float" office:value="16">
            <text:p>16</text:p>
          </table:table-cell>
          <table:table-cell table:formula="of:=+[.C23]*[.C23]" office:value-type="float" office:value="36">
            <text:p>36</text:p>
          </table:table-cell>
          <table:table-cell table:formula="of:=+[.C23]*[.E23]" office:value-type="float" office:value="24">
            <text:p>24</text:p>
          </table:table-cell>
          <table:table-cell table:formula="of:=ABS([.C23]-[.E23])*ABS([.B23]-[.D23])/[.D23]" office:value-type="float" office:value="0.143185298621746">
            <text:p>0.1431852986</text:p>
          </table:table-cell>
        </table:table-row>
        <table:table-row table:style-name="ro1">
          <table:table-cell office:value-type="string">
            <text:p>Woodyard</text:p>
          </table:table-cell>
          <table:table-cell office:value-type="float" office:value="487">
            <text:p>487</text:p>
          </table:table-cell>
          <table:table-cell office:value-type="float" office:value="5">
            <text:p>5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  <table:table-cell table:formula="of:=+([.C24]-[.E24])*([.C24]-[.E24])" office:value-type="float" office:value="0">
            <text:p>0</text:p>
          </table:table-cell>
          <table:table-cell table:formula="of:=+[.E24]*[.E24]" office:value-type="float" office:value="25">
            <text:p>25</text:p>
          </table:table-cell>
          <table:table-cell table:formula="of:=+[.C24]*[.C24]" office:value-type="float" office:value="25">
            <text:p>25</text:p>
          </table:table-cell>
          <table:table-cell table:formula="of:=+[.C24]*[.E24]" office:value-type="float" office:value="25">
            <text:p>25</text:p>
          </table:table-cell>
          <table:table-cell table:formula="of:=ABS([.C24]-[.E24])*ABS([.B24]-[.D24])/[.D24]" office:value-type="float" office:value="0">
            <text:p>0</text:p>
          </table:table-cell>
        </table:table-row>
        <table:table-row table:style-name="ro1">
          <table:table-cell office:value-type="string">
            <text:p>Smith</text:p>
          </table:table-cell>
          <table:table-cell office:value-type="float" office:value="506.5">
            <text:p>506.5</text:p>
          </table:table-cell>
          <table:table-cell office:value-type="float" office:value="4">
            <text:p>4</text:p>
          </table:table-cell>
          <table:table-cell office:value-type="float" office:value="503.46">
            <text:p>503.46</text:p>
          </table:table-cell>
          <table:table-cell office:value-type="float" office:value="6">
            <text:p>6</text:p>
          </table:table-cell>
          <table:table-cell table:formula="of:=+([.C25]-[.E25])*([.C25]-[.E25])" office:value-type="float" office:value="4">
            <text:p>4</text:p>
          </table:table-cell>
          <table:table-cell table:formula="of:=+[.E25]*[.E25]" office:value-type="float" office:value="36">
            <text:p>36</text:p>
          </table:table-cell>
          <table:table-cell table:formula="of:=+[.C25]*[.C25]" office:value-type="float" office:value="16">
            <text:p>16</text:p>
          </table:table-cell>
          <table:table-cell table:formula="of:=+[.C25]*[.E25]" office:value-type="float" office:value="24">
            <text:p>24</text:p>
          </table:table-cell>
          <table:table-cell table:formula="of:=ABS([.C25]-[.E25])*ABS([.B25]-[.D25])/[.D25]" office:value-type="float" office:value="0.0120764310968102">
            <text:p>0.0120764311</text:p>
          </table:table-cell>
        </table:table-row>
        <table:table-row table:style-name="ro1">
          <table:table-cell table:number-columns-repeated="5"/>
          <table:table-cell table:style-name="ce1" table:formula="of:=SUM([.F20:.F25])" office:value-type="float" office:value="8">
            <text:p>8</text:p>
          </table:table-cell>
          <table:table-cell table:style-name="ce1" table:formula="of:=SUM([.G20:.G25])" office:value-type="float" office:value="91">
            <text:p>91</text:p>
          </table:table-cell>
          <table:table-cell table:style-name="ce1" table:formula="of:=SUM([.H20:.H25])" office:value-type="float" office:value="91">
            <text:p>91</text:p>
          </table:table-cell>
          <table:table-cell table:style-name="ce1" table:formula="of:=SUM([.I20:.I25])" office:value-type="float" office:value="87">
            <text:p>87</text:p>
          </table:table-cell>
          <table:table-cell table:style-name="ce1" table:formula="of:=SUM([.J20:.J25])" office:value-type="float" office:value="0.155261729718556">
            <text:p>0.155261729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rho</text:p>
          </table:table-cell>
          <table:table-cell table:formula="of:=+1-(6 * [.F26]/([.D27]*([.D27]*[.D27]-1)))" office:value-type="float" office:value="0.771428571428571">
            <text:p>0.77142857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cc</text:p>
          </table:table-cell>
          <table:table-cell table:formula="of:=+[.I26]/SQRT([.G26]*[.H26])" office:value-type="float" office:value="0.956043956043956">
            <text:p>0.9560439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RI</text:p>
          </table:table-cell>
          <table:table-cell table:formula="of:=+20 * [.J26]/(0.0057*[.D27]*[.D27]+0.1041*[.D27])" office:value-type="float" office:value="3.74214822170537">
            <text:p>3.74214822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on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i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u</text:p>
          </table:table-cell>
          <table:table-cell table:formula="of:=+([.F30]-[.F31])/((([.D27] * [.D27]) - [.D27])/2)" office:value-type="float" office:value="0.6">
            <text:p>0.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gamma</text:p>
          </table:table-cell>
          <table:table-cell table:formula="of:=+([.F30]-[.F31])/([.F30]+[.F31])" office:value-type="float" office:value="0.6">
            <text:p>0.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15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2-18T21:43:12</meta:creation-date>
    <dc:date>2012-01-28T15:56:16</dc:date>
    <dc:creator>Douglas Lovell</dc:creator>
    <meta:editing-duration>PT15H24M50S</meta:editing-duration>
    <meta:editing-cycles>5</meta:editing-cycles>
    <meta:generator>OpenOffice.org/3.2$Linux OpenOffice.org_project/320m19$Build-9505</meta:generator>
    <meta:document-statistic meta:table-count="3" meta:cell-count="180" meta:object-count="0"/>
  </office:meta>
</office:document-meta>
</file>